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ee595" officeooo:paragraph-rsid="001ee595" style:font-size-asian="15pt" style:font-size-complex="15pt"/>
    </style:style>
    <style:style style:name="P2" style:family="paragraph" style:parent-style-name="Preformatted_20_Text">
      <style:paragraph-properties fo:break-before="page"/>
      <style:text-properties fo:font-size="15pt" officeooo:rsid="001ee595" officeooo:paragraph-rsid="001ee595" style:font-size-asian="15pt" style:font-size-complex="15pt"/>
    </style:style>
    <style:style style:name="P3" style:family="paragraph" style:parent-style-name="Footer">
      <style:text-properties officeooo:rsid="001ee595" officeooo:paragraph-rsid="001ee595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61 天漸漸光，新中街</text:p>
        <text:p text:style-name="P1"/>
        <text:p text:style-name="P1">天漸漸光矣。</text:p>
        <text:p text:style-name="P1">Thinn tsiām-tsiām kng --ah. </text:p>
        <text:p text:style-name="P1"/>
        <text:p text:style-name="P1">光線佇彼欉翠青茂密的榕仔樹尾溜，</text:p>
        <text:p text:style-name="P1">Kng-suànn tī hit tsâng tshuì-tshenn bōo-bi̍t ê tshîng-á-tshiū bué-liu, </text:p>
        <text:p text:style-name="P1"/>
        <text:p text:style-name="P1">躊躇。</text:p>
        <text:p text:style-name="P1">tiû-tû.</text:p>
        <text:p text:style-name="P1"/>
        <text:p text:style-name="P1"/>
        <text:p text:style-name="P1"/>
        <text:p text:style-name="P1"/>
        <text:p text:style-name="P1">我的目屎大概已經焦矣。</text:p>
        <text:p text:style-name="P1">Guá ê ba̍k-sái tāi-khài í-king ta --ah. </text:p>
        <text:p text:style-name="P1"/>
        <text:p text:style-name="P1">規暗，</text:p>
        <text:p text:style-name="P1">Kui àm, </text:p>
        <text:p text:style-name="P1"/>
        <text:p text:style-name="P1">這个公園天頂的星，</text:p>
        <text:p text:style-name="P1">tsit ê kong-hn̂g thinn-tíng ê tshenn, </text:p>
        <text:p text:style-name="P1"/>
        <text:p text:style-name="P1">會當見證所有的一切，</text:p>
        <text:p text:style-name="P1">ē-tàng kiàn-tsìng sóo-ū ê it-tshè, </text:p>
        <text:p text:style-name="P1"/>
        <text:p text:style-name="P1">我的孤單、悲傷佮絕望。</text:p>
        <text:p text:style-name="P1">guá ê koo-tuann, pi-siong kah tsua̍t-bōng.</text:p>
        <text:p text:style-name="P1"/>
        <text:p text:style-name="P1"/>
        <text:p text:style-name="P1"/>
        <text:p text:style-name="P1"/>
        <text:p text:style-name="P1"/>
        <text:p text:style-name="P1">長長的柴椅，</text:p>
        <text:p text:style-name="P1">Tn̂g-tn̂g ê tshâ í, </text:p>
        <text:p text:style-name="P1"/>
        <text:p text:style-name="P1">已經有淡薄仔露水。</text:p>
        <text:p text:style-name="P1">í-king ū tām-po̍h-á lōo-tsuí. </text:p>
        <text:p text:style-name="P1"/>
        <text:p text:style-name="P1">這是我頭一擺家己睏佇臺北街頭，</text:p>
        <text:p text:style-name="P1">Tse sī guá thâu tsi̍t pái ka-kī khùn tī Tâi-pak ke-thâu, </text:p>
        <text:p text:style-name="P1"/>
        <text:p text:style-name="P1">其實袂當講睏，</text:p>
        <text:p text:style-name="P1">kî-si̍t bē-tàng kóng khùn, </text:p>
        <text:p text:style-name="P1"/>
        <text:p text:style-name="P1">因為我干焦坐佇遐爾爾，</text:p>
        <text:p text:style-name="P1">in-uī guá kan-na tsē tī hia niā-niā, </text:p>
        <text:p text:style-name="P1"/>
        <text:p text:style-name="P1">干焦流目屎，</text:p>
        <text:p text:style-name="P1">kan-na lâu ba̍k-sái, </text:p>
        <text:p text:style-name="P1"/>
        <text:p text:style-name="P1">干焦後悔怨恨。</text:p>
        <text:p text:style-name="P1">kan-na hiō-hué uàn-hūn. </text:p>
        <text:p text:style-name="P1"/>
        <text:p text:style-name="P1">本來咧想，</text:p>
        <text:p text:style-name="P1">Pún-lâi teh siūnn, </text:p>
        <text:p text:style-name="P1"/>
        <text:p text:style-name="P1">一个查某囡仔家己佇遮，</text:p>
        <text:p text:style-name="P1">tsi̍t ê tsa-bóo gín-á ka-kī tī tsia, </text:p>
        <text:p text:style-name="P1"/>
        <text:p text:style-name="P1">定著會發生啥物恐怖的代誌</text:p>
        <text:p text:style-name="P1">tiānn-tio̍h ē huat-sing siánn-mih khióng-pòo ê tāi-tsì</text:p>
        <text:p text:style-name="P1"/>
        <text:p text:style-name="P1">─管待伊去死咧，</text:p>
        <text:p text:style-name="P1">–kuán-thāi i khì sí --leh,</text:p>
        <text:p text:style-name="P1"/>
        <text:p text:style-name="P1"><text:soft-page-break/>恁祖媽就是無想欲活矣，</text:p>
        <text:p text:style-name="P1">lín tsóo-má tō sī bô siūnn-beh ua̍h --ah, </text:p>
        <text:p text:style-name="P1"/>
        <text:p text:style-name="P1">我刁工欲等待魔神仔來掠─ 想袂到，</text:p>
        <text:p text:style-name="P1">guá thiau-kang beh tán-thāi môo-sîn-á lâi lia̍h– siūnn bē kàu,</text:p>
        <text:p text:style-name="P1"/>
        <text:p text:style-name="P1">臺北的治安無親像人所講遐爾䆀，</text:p>
        <text:p text:style-name="P1">Tâi-pak ê tī-an bô tshin-tshiūnn lâng sóo kóng hiah-nī bái,</text:p>
        <text:p text:style-name="P1"/>
        <text:p text:style-name="P1">規暝干焦有一个若歹人的人經過，</text:p>
        <text:p text:style-name="P1">kui mê kan-na ū tsi̍t ê ná pháinn-lâng ê lâng king-kuè, </text:p>
        <text:p text:style-name="P1"/>
        <text:p text:style-name="P1">斟酌看，</text:p>
        <text:p text:style-name="P1">tsim-tsiok khuànn, </text:p>
        <text:p text:style-name="P1"/>
        <text:p text:style-name="P1">根本是燒酒醉的，</text:p>
        <text:p text:style-name="P1">kin-pún sī sio-tsiú-tsuì--ê, </text:p>
        <text:p text:style-name="P1"/>
        <text:p text:style-name="P1">伊醉甲徛袂在，</text:p>
        <text:p text:style-name="P1">i tsuì kah khiā bē tsāi, </text:p>
        <text:p text:style-name="P1"/>
        <text:p text:style-name="P1">甚至連路就看袂清，</text:p>
        <text:p text:style-name="P1">sīm-tsì liân lōo tō khuànn bē tshing, </text:p>
        <text:p text:style-name="P1"/>
        <text:p text:style-name="P1">佇殕殕霧霧的電火柱仔跤，</text:p>
        <text:p text:style-name="P1">tī phú-phú bū-bū ê tiān-hué-thiāu-á-kha, </text:p>
        <text:p text:style-name="P1"/>
        <text:p text:style-name="P1"/>
        <text:p text:style-name="P1"/>
        <text:p text:style-name="P1"/>
        <text:p text:style-name="P1">若欲看著我，</text:p>
        <text:p text:style-name="P1">nā beh khuànn-tio̍h guá, </text:p>
        <text:p text:style-name="P1"/>
        <text:p text:style-name="P1">就愛誠拚的。</text:p>
        <text:p text:style-name="P1">tō ài tsiânn piànn--ê. </text:p>
        <text:p text:style-name="P1"/>
        <text:p text:style-name="P1">閣講，</text:p>
        <text:p text:style-name="P1">Koh kóng, </text:p>
        <text:p text:style-name="P1"/>
        <text:p text:style-name="P1">假使伊真正看著我，</text:p>
        <text:p text:style-name="P1">ká-sú i tsin-tsiànn khuànn-tio̍h guá, </text:p>
        <text:p text:style-name="P1"/>
        <text:p text:style-name="P1">恐驚會予我亂甲若鬼的長頭鬃佮慘白的面容驚死……</text:p>
        <text:p text:style-name="P1">khióng-kiann ē hōo guá luān kah ná kuí ê tn̂g thâu-tsang kah tshám-pe̍h ê bīn-iông kiann--sí...</text:p>
        <text:p text:style-name="P1"/>
        <text:p text:style-name="P1">想到遮，</text:p>
        <text:p text:style-name="P1">siūnn kàu tsia, </text:p>
        <text:p text:style-name="P1"/>
        <text:p text:style-name="P1">煞起愛笑。</text:p>
        <text:p text:style-name="P1">suah khí ài-tshiò. </text:p>
        <text:p text:style-name="P1"/>
        <text:p text:style-name="P1">毋過我知影，</text:p>
        <text:p text:style-name="P1">M̄-koh guá tsai-iánn, </text:p>
        <text:p text:style-name="P1"/>
        <text:p text:style-name="P1">這是苦笑。</text:p>
        <text:p text:style-name="P1">tse sī khóo-tshiò.</text:p>
        <text:p text:style-name="P1"/>
        <text:p text:style-name="P1"/>
        <text:p text:style-name="P1"/>
        <text:p text:style-name="P1"/>
        <text:p text:style-name="P1"/>
        <text:p text:style-name="P2">天漸漸光。</text:p>
        <text:p text:style-name="P1">Thinn tsiām-tsiām kng. </text:p>
        <text:p text:style-name="P1"/>
        <text:p text:style-name="P1">榕仔樹密集的枝葉內面，</text:p>
        <text:p text:style-name="P1">Tshîng-á-tshiū bi̍t-tsi̍p ê ki-hio̍h lāi-bīn, </text:p>
        <text:p text:style-name="P1"/>
        <text:p text:style-name="P1">有鳥仔聲，</text:p>
        <text:p text:style-name="P1">ū tsiáu-á siann,</text:p>
        <text:p text:style-name="P1"/>
        <text:p text:style-name="P1">咧流轉。</text:p>
        <text:p text:style-name="P1">teh liû-tsuán.</text:p>
        <text:p text:style-name="P1"/>
        <text:p text:style-name="P1"/>
        <text:p text:style-name="P1"/>
        <text:p text:style-name="P1"/>
        <text:p text:style-name="P1">我知影這種古錐的鳥仔是「青苔仔」，</text:p>
        <text:p text:style-name="P1">Guá tsai-iánn tsit tsióng kóo-tsui ê tsiáu-á sī “tshenn-thî-á”,</text:p>
        <text:p text:style-name="P1"/>
        <text:p text:style-name="P1">阮細漢攏按呢叫伊。</text:p>
        <text:p text:style-name="P1">guán sè-hàn lóng án-ne kiò --i. </text:p>
        <text:p text:style-name="P1"/>
        <text:p text:style-name="P1">輕柔司奶，</text:p>
        <text:p text:style-name="P1">Khin-jiû sai-nai, </text:p>
        <text:p text:style-name="P1"/>
        <text:p text:style-name="P1">美妙的歌聲，</text:p>
        <text:p text:style-name="P1">bí-miāu ê kua-siann, </text:p>
        <text:p text:style-name="P1"/>
        <text:p text:style-name="P1">予我的心迷醉，</text:p>
        <text:p text:style-name="P1">hōo guá ê sim bê-tsuì, </text:p>
        <text:p text:style-name="P1"/>
        <text:p text:style-name="P1">伊的聲音，</text:p>
        <text:p text:style-name="P1">i ê siann-im, </text:p>
        <text:p text:style-name="P1"/>
        <text:p text:style-name="P1">予我若飛入去光速網路，</text:p>
        <text:p text:style-name="P1">hōo guá ná pue ji̍p-khì kong-sok bāng-lōo, </text:p>
        <text:p text:style-name="P1"/>
        <text:p text:style-name="P1">咻一下，</text:p>
        <text:p text:style-name="P1">hiu --tsi̍t-ē, </text:p>
        <text:p text:style-name="P1"/>
        <text:p text:style-name="P1">就飛轉去囡仔時陣的門口埕，</text:p>
        <text:p text:style-name="P1">tō pue tńg-khì gín-á sî-tsūn ê mn̂g-kháu-tiânn, </text:p>
        <text:p text:style-name="P1"/>
        <text:p text:style-name="P1">遐，</text:p>
        <text:p text:style-name="P1">hia,</text:p>
        <text:p text:style-name="P1"/>
        <text:p text:style-name="P1">永遠是我療傷的所在。</text:p>
        <text:p text:style-name="P1">íng-uán sī guá liâu-siong ê sóo-tsāi. </text:p>
        <text:p text:style-name="P1"/>
        <text:p text:style-name="P1">想起來，</text:p>
        <text:p text:style-name="P1">Siūnn--khí-lâi, </text:p>
        <text:p text:style-name="P1"/>
        <text:p text:style-name="P1">伊是唯一會當安慰我的朋友，</text:p>
        <text:p text:style-name="P1">i sī uî-it ē-tàng an-uì guá ê pîng-iú, </text:p>
        <text:p text:style-name="P1"/>
        <text:p text:style-name="P1">嘛是永遠袂反背我的朋友。</text:p>
        <text:p text:style-name="P1">mā sī íng-uán bē huán-puē guá ê pîng-iú. </text:p>
        <text:p text:style-name="P1"/>
        <text:p text:style-name="P1"/>
        <text:p text:style-name="P1"/>
        <text:p text:style-name="P1"/>
        <text:p text:style-name="P1"/>
        <text:p text:style-name="P2">枝葉裡有一个岫，</text:p>
        <text:p text:style-name="P1">Ki-hio̍h --lí ū tsi̍t ê siū, </text:p>
        <text:p text:style-name="P1"/>
        <text:p text:style-name="P1">對外口就會使看著岫的四箍圍仔，</text:p>
        <text:p text:style-name="P1">uì guā-kháu tō ē-sái khuànn-tio̍h siū ê sì-khoo-uî-á, </text:p>
        <text:p text:style-name="P1"/>
        <text:p text:style-name="P1">有幼秀的青草，</text:p>
        <text:p text:style-name="P1">ū iù-siù ê tshenn-tsháu, </text:p>
        <text:p text:style-name="P1"/>
        <text:p text:style-name="P1">草面閃爍，</text:p>
        <text:p text:style-name="P1">tsháu-bīn siám-sih, </text:p>
        <text:p text:style-name="P1"/>
        <text:p text:style-name="P1">透早拄出世的日頭光。</text:p>
        <text:p text:style-name="P1">thàu-tsá tú tshut-sì ê ji̍t-thâu-kng. </text:p>
        <text:p text:style-name="P1"/>
        <text:p text:style-name="P1">頭擺發覺鳥仔岫，</text:p>
        <text:p text:style-name="P1">Thâu-pái huat-kak tsiáu-á-siū, </text:p>
        <text:p text:style-name="P1"/>
        <text:p text:style-name="P1">就是伊第一遍佇我遮過暝的時陣。</text:p>
        <text:p text:style-name="P1">tō sī i tē-it piàn tī guá tsia kuè mê ê sî-tsūn, </text:p>
        <text:p text:style-name="P1"/>
        <text:p text:style-name="P1">彼暗，</text:p>
        <text:p text:style-name="P1">Hit àm, </text:p>
        <text:p text:style-name="P1"/>
        <text:p text:style-name="P1">阮兩人身軀互相意愛了後，</text:p>
        <text:p text:style-name="P1">guán nn̄g lâng sin-khu hōo-siong ì-ài liáu-āu, </text:p>
        <text:p text:style-name="P1"/>
        <text:p text:style-name="P1">情緒一時無法度平靜落來，</text:p>
        <text:p text:style-name="P1">tsîng-sū tsi̍t-sî bô-huat-tōo pîng-tsīng --lo̍h-lâi, </text:p>
        <text:p text:style-name="P1"/>
        <text:p text:style-name="P1">我規暝失眠，</text:p>
        <text:p text:style-name="P1">guá kui mê sit-bîn, </text:p>
        <text:p text:style-name="P1"/>
        <text:p text:style-name="P1">佇秘密已經變做毋是秘密的時，</text:p>
        <text:p text:style-name="P1">tī pì-bi̍t í-king piàn-tsò m̄ sī pì-bi̍t ê sî, </text:p>
        <text:p text:style-name="P1"/>
        <text:p text:style-name="P1">我真驚兩人的感情，</text:p>
        <text:p text:style-name="P1">guá tsin kiann nn̄g lâng ê kám-tsîng, </text:p>
        <text:p text:style-name="P1"/>
        <text:p text:style-name="P1">會親像小說搬演的故事仝款，</text:p>
        <text:p text:style-name="P1">ē tshin-tshiūnn sió-suat puann-ián ê kòo-sū kāng-khuán,</text:p>
        <text:p text:style-name="P1"/>
        <text:p text:style-name="P1">開始變化……</text:p>
        <text:p text:style-name="P1">khai-sí piàn-huà...</text:p>
        <text:p text:style-name="P1"/>
        <text:p text:style-name="P1">伊竟然睏甲鼾鼾叫，</text:p>
        <text:p text:style-name="P1">i kìng-jiân khùn kah huânn-huânn-kiò, </text:p>
        <text:p text:style-name="P1"/>
        <text:p text:style-name="P1">若死豬的，</text:p>
        <text:p text:style-name="P1">ná sí-ti--ê,</text:p>
        <text:p text:style-name="P1"/>
        <text:p text:style-name="P1">毋過伊緣投標致的面容，</text:p>
        <text:p text:style-name="P1">m̄-koh i iân-tâu phiau-tì ê bīn-iông, </text:p>
        <text:p text:style-name="P1"/>
        <text:p text:style-name="P1">猶原掛佇勇壯的身軀頂懸，</text:p>
        <text:p text:style-name="P1">iu-guân kuà tī ióng-tsòng ê sin-khu tíng-kuân, </text:p>
        <text:p text:style-name="P1"/>
        <text:p text:style-name="P1"/>
        <text:p text:style-name="P2">正面喙䫌倚下頦附近的彼粒痣，</text:p>
        <text:p text:style-name="P1">tsiànn-bīn tshuì-phué uá ē-hâi hù-kīn ê hit lia̍p kì, </text:p>
        <text:p text:style-name="P1"/>
        <text:p text:style-name="P1">予月光照甲若像天星仝款，</text:p>
        <text:p text:style-name="P1">hōo gue̍h-kng tsiò kah ná-tshiūnn thinn-tshenn kāng-khuán, </text:p>
        <text:p text:style-name="P1"/>
        <text:p text:style-name="P1">孤單又閣驕傲，</text:p>
        <text:p text:style-name="P1">koo-tuann iū-koh kiau-ngōo, </text:p>
        <text:p text:style-name="P1"/>
        <text:p text:style-name="P1">我自然伸手過去，</text:p>
        <text:p text:style-name="P1">guá tsū-jiân tshun-tshiú kuè-khì, </text:p>
        <text:p text:style-name="P1"/>
        <text:p text:style-name="P1">輕輕仔摸伊小可虯虯的頭鬃。</text:p>
        <text:p text:style-name="P1">khin-khin-á bong i sió-khuá khiû-khiû ê thâu-tsang. </text:p>
        <text:p text:style-name="P1"/>
        <text:p text:style-name="P1">伊精神矣。</text:p>
        <text:p text:style-name="P1">I tsing-sîn --ah. </text:p>
        <text:p text:style-name="P1"/>
        <text:p text:style-name="P1">目睭沙微沙微，</text:p>
        <text:p text:style-name="P1">Ba̍k-tsiu sa-bui sa-bui, </text:p>
        <text:p text:style-name="P1"/>
        <text:p text:style-name="P1">微微仔笑。</text:p>
        <text:p text:style-name="P1">bî-bî-á tshiò.</text:p>
        <text:p text:style-name="P1"/>
        <text:p text:style-name="P1"/>
        <text:p text:style-name="P1"/>
        <text:p text:style-name="P1"/>
        <text:p text:style-name="P1">「睏袂去喔？」</text:p>
        <text:p text:style-name="P1">“Khùn bē khì --ooh?”</text:p>
        <text:p text:style-name="P1"/>
        <text:p text:style-name="P1"/>
        <text:p text:style-name="P1"/>
        <text:p text:style-name="P1"/>
        <text:p text:style-name="P1">「嗯。」</text:p>
        <text:p text:style-name="P1">“Mh.” </text:p>
        <text:p text:style-name="P1"/>
        <text:p text:style-name="P1">我叫伊陪我去樓跤的公園散步一下。</text:p>
        <text:p text:style-name="P1">Guá kiò i puê guá khì lâu-kha ê kong-hn̂g sàn-pōo --tsi̍t-ē.</text:p>
        <text:p text:style-name="P1"/>
        <text:p text:style-name="P1"/>
        <text:p text:style-name="P1"/>
        <text:p text:style-name="P1"/>
        <text:p text:style-name="P1">踅一時仔了後，</text:p>
        <text:p text:style-name="P1">Se̍h tsi̍t-sî-á liáu-āu, </text:p>
        <text:p text:style-name="P1"/>
        <text:p text:style-name="P1">阮就做伙坐佇這隻柴椅面頂，</text:p>
        <text:p text:style-name="P1">guán tō tsò-hué tsē tī tsit tsiah tshâ-í bīn-tíng, </text:p>
        <text:p text:style-name="P1"/>
        <text:p text:style-name="P1">相攬倚靠，</text:p>
        <text:p text:style-name="P1">sio-lám uá-khò, </text:p>
        <text:p text:style-name="P1"/>
        <text:p text:style-name="P1">一直到天光。</text:p>
        <text:p text:style-name="P1">it-ti̍t kàu thinn-kng. </text:p>
        <text:p text:style-name="P1"/>
        <text:p text:style-name="P1">這段時間，</text:p>
        <text:p text:style-name="P1">Tsit tuānn sî-kan, </text:p>
        <text:p text:style-name="P1"/>
        <text:p text:style-name="P1">阮真少講話，</text:p>
        <text:p text:style-name="P1">guán tsin tsió kóng-uē, </text:p>
        <text:p text:style-name="P1"/>
        <text:p text:style-name="P1">干焦手牽手，面貼面，</text:p>
        <text:p text:style-name="P1">kan-na tshiú khan tshiú, bīn tah bīn, </text:p>
        <text:p text:style-name="P1"/>
        <text:p text:style-name="P1">有時偷偷仔相唚一下，</text:p>
        <text:p text:style-name="P1">ū-sî thau-thau-á sio-tsim --tsi̍t-ē, </text:p>
        <text:p text:style-name="P1"/>
        <text:p text:style-name="P1"><text:soft-page-break/>涼涼的熱天暗暝，</text:p>
        <text:p text:style-name="P1">liâng-liâng ê jua̍h-thinn àm-mê, </text:p>
        <text:p text:style-name="P1"/>
        <text:p text:style-name="P1">凡勢仔，</text:p>
        <text:p text:style-name="P1">huān-sè-á, </text:p>
        <text:p text:style-name="P1"/>
        <text:p text:style-name="P1">干焦適合拍開所有的毛管喘氣，</text:p>
        <text:p text:style-name="P1">kan-na sik-ha̍p phah-khui sóo-ū ê mn̂g-kńg tshuán-khuì, </text:p>
        <text:p text:style-name="P1"/>
        <text:p text:style-name="P1">無透過語言傳達的愛，</text:p>
        <text:p text:style-name="P1">bô thàu-kuè gí-giân thuân-ta̍t ê ài, </text:p>
        <text:p text:style-name="P1"/>
        <text:p text:style-name="P1">大概才會使直接迵到靈魂深底。</text:p>
        <text:p text:style-name="P1">tāi-khài tsiah ē-sái ti̍t-tsiap thàng kàu lîng-hûn tshim té. </text:p>
        <text:p text:style-name="P1"/>
        <text:p text:style-name="P1">天光時，</text:p>
        <text:p text:style-name="P1">Thinn-kng sî, </text:p>
        <text:p text:style-name="P1"/>
        <text:p text:style-name="P1">我閣會記得彼港日光，</text:p>
        <text:p text:style-name="P1">guá koh ē-kì-tit hit káng ji̍t-kng, </text:p>
        <text:p text:style-name="P1"/>
        <text:p text:style-name="P1">就正正照佇這欉榕仔樹頂，</text:p>
        <text:p text:style-name="P1">tō tsiànn-tsiànn tsiò tī tsit tsâng tshîng-á-tshiū-tíng,</text:p>
        <text:p text:style-name="P1"/>
        <text:p text:style-name="P1">阮差不多同時做伙看著這个奇妙的情景─ 一隻青苔仔，</text:p>
        <text:p text:style-name="P1">guán tsha-put-to tông-sî tsò-hué khuànn-tio̍h tsit ê kî-miāu ê tsîng-kíng– tsi̍t tsiah tshenn-thî-á,</text:p>
        <text:p text:style-name="P1"/>
        <text:p text:style-name="P1">喙咬一尾蟲誠靈巧鑽入去枝葉內面，</text:p>
        <text:p text:style-name="P1">tshuì kā tsi̍t bué thâng tsiânn lîng-khá tsǹg ji̍p-khì ki-hio̍h lāi-bīn, </text:p>
        <text:p text:style-name="P1"/>
        <text:p text:style-name="P1">一群鳥仔囝喙擘甲開開開，</text:p>
        <text:p text:style-name="P1">tsi̍t kûn tsiáu-á-kiánn tshuì peh kah khui-khui-khui, </text:p>
        <text:p text:style-name="P1"/>
        <text:p text:style-name="P1">相爭佇日頭金色的光線裡，</text:p>
        <text:p text:style-name="P1">sio-tsenn tī ji̍t-thâu kim-sik ê kng-suànn--lí, </text:p>
        <text:p text:style-name="P1"/>
        <text:p text:style-name="P1">蟯蟯鑽……</text:p>
        <text:p text:style-name="P1">ngia̍uh-ngia̍uh-tsǹg... </text:p>
        <text:p text:style-name="P1"/>
        <text:p text:style-name="P1">阮攏看甲誠感動，</text:p>
        <text:p text:style-name="P1">guán lóng khuànn kah tsiânn kám-tōng, </text:p>
        <text:p text:style-name="P1"/>
        <text:p text:style-name="P1">感動in對性命的拍拚頂真。</text:p>
        <text:p text:style-name="P1">kám-tōng in tuì sènn-miā ê phah-piànn tíng-tsin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e595" officeooo:paragraph-rsid="001ee5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361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3:47:00.500001168</dc:date>
    <meta:editing-duration>PT2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18" meta:word-count="1572" meta:character-count="4668" meta:non-whitespace-character-count="4117"/>
  </office:meta>
</office:document-meta>
</file>